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2FC11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3: Monthly Budget Summary (Colspan &amp; Groove Borde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D2FC11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5:15.101723560</meta:creation-date>
    <dc:date>2025-08-08T01:16:04.818980177</dc:date>
    <meta:editing-duration>PT51S</meta:editing-duration>
    <meta:editing-cycles>1</meta:editing-cycles>
    <meta:document-statistic meta:table-count="0" meta:image-count="1" meta:object-count="0" meta:page-count="1" meta:paragraph-count="1" meta:word-count="9" meta:character-count="61" meta:non-whitespace-character-count="53"/>
    <meta:generator>LibreOffice/24.8.7.2$Linux_X86_64 LibreOffice_project/480$Build-2</meta:generator>
  </office:meta>
</office:document-meta>
</file>